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  <style:font-face style:name="-apple-system" svg:font-family="-apple-system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5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50">
      <style:table-cell-properties style:vertical-align="automatic" fo:background-color="#CFE2F3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2pt solid #4285F4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2pt solid #4285F4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2pt solid #4285F4" style:vertical-align="automatic"/>
    </style:style>
    <style:style style:name="ce14" style:family="table-cell" style:parent-style-name="Default" style:data-style-name="N0">
      <style:table-cell-properties fo:border-top="none" fo:border-bottom="none" fo:border-left="2pt solid #4285F4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4285F4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49">
      <style:table-cell-properties fo:border-top="none" fo:border-bottom="2pt solid #4285F4" fo:border-left="none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4285F4" fo:border-left="none" fo:border-right="none" style:vertical-align="automat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2pt solid #4285F4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50">
      <style:table-cell-properties fo:border-top="none" fo:border-bottom="2pt solid #4285F4" fo:border-left="none" fo:border-right="none" style:vertical-align="automatic" fo:background-color="#FFFFF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none" fo:border-bottom="2pt solid #4285F4" fo:border-left="none" fo:border-right="none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2pt solid #4285F4" fo:border-left="none" fo:border-right="none" style:vertical-align="middle"/>
    </style:style>
    <style:style style:name="ce24" style:family="table-cell" style:parent-style-name="Default" style:data-style-name="N0">
      <style:table-cell-properties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fo:background-color="#FFFFFF"/>
      <style:text-properties fo:color="#1155CC" style:font-name="-apple-system" style:font-name-asian="-apple-system" style:font-name-complex="-apple-system" style:text-underline-style="solid" style:text-underline-type="single"/>
    </style:style>
    <style:style style:name="ce26" style:family="table-cell" style:parent-style-name="Default" style:data-style-name="N0">
      <style:table-cell-properties fo:border-top="none" fo:border-bottom="none" fo:border-left="none" fo:border-right="2pt solid #4285F4" style:vertical-align="automatic" fo:background-color="#FFFFFF"/>
      <style:text-properties fo:color="#1155CC" style:font-name="-apple-system" style:font-name-asian="-apple-system" style:font-name-complex="-apple-system" style:text-underline-style="solid" style:text-underline-type="single"/>
    </style:style>
    <style:style style:name="ce27" style:family="table-cell" style:parent-style-name="Default" style:data-style-name="N0">
      <style:table-cell-properties fo:border-top="none" fo:border-bottom="2pt solid #4285F4" fo:border-left="2pt solid #4285F4" fo:border-right="none" style:vertical-align="middle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36pt" style:font-size-asian="36pt" style:font-size-complex="36pt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31" style:family="table-cell" style:parent-style-name="Default" style:data-style-name="N0">
      <style:table-cell-properties fo:border-top="2pt solid #4285F4" fo:border-bottom="none" fo:border-left="2pt solid #4285F4" fo:border-right="none"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48">
      <style:table-cell-properties fo:border-top="2pt solid #4285F4" fo:border-bottom="none" fo:border-left="none" fo:border-right="2pt solid #4285F4" style:vertical-align="automatic" fo:background-color="transparent" style:repeat-content="false"/>
      <style:paragraph-properties fo:text-align="start" fo:margin-left="0cm"/>
      <style:text-properties fo:color="#1155CC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2pt solid #4285F4" fo:border-right="none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2pt solid #4285F4" fo:border-left="2pt solid #4285F4" fo:border-right="none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13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none" fo:border-right="2pt solid #4285F4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2pt solid #4285F4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4285F4" fo:border-left="none" fo:border-right="2pt solid #4285F4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none" fo:border-right="2pt solid #4285F4" fo:background-color="#FFFFFF"/>
    </style:style>
    <style:style style:name="ce49" style:family="table-cell" style:parent-style-name="Default" style:data-style-name="N0">
      <style:table-cell-properties fo:border-top="none" fo:border-bottom="2pt solid #4285F4" fo:border-left="none" fo:border-right="2pt solid #4285F4" fo:background-color="transparent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6D01"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-top="none" fo:border-bottom="none" fo:border-left="2pt solid #4285F4" fo:border-right="none"/>
    </style:style>
    <style:style style:name="ce58" style:family="table-cell" style:parent-style-name="Default" style:data-style-name="N49">
      <style:table-cell-properties style:vertical-align="automatic" style:repeat-content="false"/>
      <style:paragraph-properties fo:text-align="center"/>
    </style:style>
    <style:style style:name="ce59" style:family="table-cell" style:parent-style-name="Default" style:data-style-name="N48">
      <style:table-cell-properties fo:border-top="2pt solid #4285F4" fo:border-bottom="none" fo:border-left="none" fo:border-right="2pt solid #0070C0" style:vertical-align="automatic" fo:background-color="transparent" style:repeat-content="false"/>
      <style:paragraph-properties fo:text-align="start" fo:margin-left="0cm"/>
      <style:text-properties fo:color="#1155CC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none" fo:border-right="2pt solid #0070C0" style:vertical-align="automatic" fo:background-color="#CFE2F3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51">
      <style:table-cell-properties fo:border-top="none" fo:border-bottom="none" fo:border-left="none" fo:border-right="2pt solid #0070C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51">
      <style:table-cell-properties fo:border-top="none" fo:border-bottom="2pt solid #4285F4" fo:border-left="none" fo:border-right="2pt solid #0070C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2pt solid #4285F4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</style:style>
    <style:style style:name="ce66" style:family="table-cell" style:parent-style-name="Default" style:data-style-name="N50">
      <style:table-cell-properties fo:border-top="none" fo:border-bottom="none" fo:border-left="none" fo:border-right="2pt solid #0070C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Default" style:data-style-name="N50">
      <style:table-cell-properties style:vertical-align="automatic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4285F4" fo:border-left="2pt solid #4285F4" fo:border-right="none" style:vertical-align="automatic" style:repeat-content="false"/>
      <style:paragraph-properties fo:text-align="center"/>
    </style:style>
    <style:style style:name="ce69" style:family="table-cell" style:parent-style-name="Default" style:data-style-name="N50">
      <style:table-cell-properties fo:border-top="none" fo:border-bottom="2pt solid #4285F4" fo:border-left="none" fo:border-right="2pt solid #0070C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4285F4" fo:border-bottom="none" fo:border-left="2pt solid #4285F4" fo:border-right="2pt solid #4285F4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4285F4" fo:border-bottom="none" fo:border-left="none" fo:border-right="2pt solid #4285F4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4285F4" fo:border-bottom="none" fo:border-left="none" fo:border-right="2pt solid #0070C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2pt solid #0070C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none" fo:border-right="2pt solid #0070C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70C0" style:vertical-align="automatic" style:repeat-content="false"/>
      <style:paragraph-properties fo:text-align="center"/>
      <style:text-properties fo:color="#FF6D01" fo:font-size="12pt" style:font-size-asian="12pt" style:font-size-complex="12pt"/>
    </style:style>
    <style:style style:name="ce77" style:family="table-cell" style:parent-style-name="Default" style:data-style-name="N0">
      <style:table-cell-properties fo:border-top="none" fo:border-bottom="none" fo:border-left="none" fo:border-right="2pt solid #0070C0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2pt solid #4285F4" fo:border-left="none" fo:border-right="2pt solid #0070C0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80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transparent"/>
    </style:style>
    <style:style style:name="ce8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1155CC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5" style:family="table-cell" style:parent-style-name="Default" style:data-style-name="N49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4285F4" fo:border-bottom="2pt solid #4285F4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4285F4" fo:border-bottom="2pt solid #4285F4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2pt solid #4285F4" fo:border-bottom="2pt solid #4285F4" fo:border-left="none" fo:border-right="2pt solid #4285F4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2pt solid #0070C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2pt solid #0070C0" fo:border-right="none"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4285F4" fo:border-left="2pt solid #4285F4" fo:border-right="none"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92" style:family="table-cell" style:parent-style-name="Default" style:data-style-name="N0">
      <style:table-cell-properties fo:border-top="2pt solid #4285F4" fo:border-bottom="none" fo:border-left="2pt solid #4285F4" fo:border-right="2pt solid #0070C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2pt solid #0070C0" fo:border-right="none" fo:background-color="transparent"/>
    </style:style>
    <style:style style:name="ce94" style:family="table-cell" style:parent-style-name="Default" style:data-style-name="N0">
      <style:table-cell-properties fo:border-top="none" fo:border-bottom="none" fo:border-left="2pt solid #0070C0" fo:border-right="none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5.106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44.2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임원실&quot;;&quot;cloudv 사업부&quot;;&quot;iwinv 사업부&quot;;&quot;기획 비즈니스 사업부&quot;;&quot;경영 지원 본부&quot;;&quot;인프라 운영 본부&quot;;&quot;컨텐츠 사업부&quot;;&quot;koreav 사업부&quot;;&quot;기술 연구소&quot;;&quot;인사기획팀&quot;)">
          <table:help-message/>
          <table:error-message table:display="true"/>
        </table:content-validation>
      </table:content-validations>
      <table:table table:name="평가_기준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평가자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3">
            <text:p>평가 점수</text:p>
          </table:table-cell>
          <table:table-cell office:value-type="string" table:style-name="ce3">
            <text:p>기준 등급</text:p>
          </table:table-cell>
          <table:table-cell office:value-type="string" table:style-name="ce3">
            <text:p>등급 금액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등급외</text:p>
          </table:table-cell>
          <table:table-cell office:value-type="float" office:value="0" table:style-name="ce5">
            <text:p>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4 등급</text:p>
          </table:table-cell>
          <table:table-cell office:value-type="float" office:value="10000" table:style-name="ce5">
            <text:p>10,000 원</text:p>
          </table:table-cell>
          <table:table-cell office:value-type="string" table:style-name="ce2">
            <text:p>* 23.02 부터 변경(기존 5,000원)</text:p>
          </table:table-cell>
          <table:table-cell table:number-columns-repeated="7" table:style-name="ce2"/>
          <table:table-cell table:number-columns-repeated="1637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3등급</text:p>
          </table:table-cell>
          <table:table-cell office:value-type="float" office:value="30000" table:style-name="ce5">
            <text:p>3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2등급</text:p>
          </table:table-cell>
          <table:table-cell office:value-type="float" office:value="50000" table:style-name="ce5">
            <text:p>5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1등급</text:p>
          </table:table-cell>
          <table:table-cell office:value-type="float" office:value="100000" table:style-name="ce5">
            <text:p>100,000 원</text:p>
          </table:table-cell>
          <table:table-cell office:value-type="string" table:style-name="ce2">
            <text:p>*idchowto 3.0 운영 시작 또는 평가자 추천</text:p>
          </table:table-cell>
          <table:table-cell table:number-columns-repeated="7" table:style-name="ce2"/>
          <table:table-cell table:number-columns-repeated="16373"/>
        </table:table-row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3">
            <text:p>업추비 평가 기준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3">
            <text:p>평가 범위</text:p>
          </table:table-cell>
          <table:table-cell office:value-type="string" table:style-name="ce3">
            <text:p>~23.11</text:p>
          </table:table-cell>
          <table:table-cell office:value-type="string" table:style-name="ce3">
            <text:p>23.12~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percentage" office:value="0" table:style-name="ce6">
            <text:p>0%</text:p>
          </table:table-cell>
          <table:table-cell office:value-type="float" office:value="15000" table:style-name="ce5">
            <text:p>15,000 원</text:p>
          </table:table-cell>
          <table:table-cell office:value-type="float" office:value="20000" table:style-name="ce7">
            <text:p>2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1% ~ 20%</text:p>
          </table:table-cell>
          <table:table-cell office:value-type="float" office:value="20000" table:style-name="ce5">
            <text:p>20,000 원</text:p>
          </table:table-cell>
          <table:table-cell office:value-type="float" office:value="25000" table:style-name="ce7">
            <text:p>25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21% ~ 40%</text:p>
          </table:table-cell>
          <table:table-cell office:value-type="float" office:value="25000" table:style-name="ce5">
            <text:p>25,000 원</text:p>
          </table:table-cell>
          <table:table-cell office:value-type="float" office:value="30000" table:style-name="ce7">
            <text:p>3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41% ~ 60%</text:p>
          </table:table-cell>
          <table:table-cell office:value-type="float" office:value="30000" table:style-name="ce5">
            <text:p>30,000 원</text:p>
          </table:table-cell>
          <table:table-cell office:value-type="float" office:value="40000" table:style-name="ce7">
            <text:p>4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61% ~ 80%</text:p>
          </table:table-cell>
          <table:table-cell office:value-type="float" office:value="35000" table:style-name="ce5">
            <text:p>35,000 원</text:p>
          </table:table-cell>
          <table:table-cell office:value-type="float" office:value="50000" table:style-name="ce7">
            <text:p>5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81% ~ 100%</text:p>
          </table:table-cell>
          <table:table-cell office:value-type="float" office:value="40000" table:style-name="ce5">
            <text:p>40,000 원</text:p>
          </table:table-cell>
          <table:table-cell office:value-type="float" office:value="60000" table:style-name="ce7">
            <text:p>6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- 회식, 행사 참여에 관한 포스트는 Yoast SEO 녹색불 획득 조건으로 부서별로 1명만 부서 업추비에 평가합니다.(개인 보상 제외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직무, 유지보수, 서비스, 브랜딩 등의 경험담 또는 학습을 바탕으로 작성한 글이 인정되고, 공식적인 업무로 생산된 컨텐츠나 글은 모든 보상에서 평가하지 않습니다.(매뉴얼, 보도자료 등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타인이 작성한 글을 카피하는 것은 허용하지 않습니다. 발견 시 보상(개인, 팀)에서 제외합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콘텐츠는 가급적 직접 생산하시기 바라며, 출처는 본문 내 반드시 표기 바랍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Yoast SEO 사용법은 IDCHOWTO에 포스트된 'Yoast SEO 사용법'을 참조하시기 바랍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보상은 포스트 수와 비례하여 지급하지 않습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개인 보상은 금액에 상당하는 상품권을 지급합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평가는 다수가 진행하며, 평가자는 공개하지 않습니다.</text:p>
          </table:table-cell>
          <table:table-cell table:number-columns-repeated="10" table:style-name="ce2"/>
          <table:table-cell table:number-columns-repeated="16373"/>
        </table:table-row>
        <table:table-row table:number-rows-repeated="1048546" table:style-name="ro2">
          <table:table-cell table:number-columns-repeated="16384"/>
        </table:table-row>
      </table:table>
      <table:table table:name="24_01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table:number-columns-repeated="11" table:style-name="ce8"/>
          <table:table-cell table:number-columns-repeated="2" table:style-name="ce9"/>
          <table:table-cell table:number-columns-repeated="16371"/>
        </table:table-row>
        <table:table-row table:style-name="ro3">
          <table:table-cell table:style-name="ce9"/>
          <table:table-cell office:value-type="string" table:number-columns-spanned="12" table:number-rows-spanned="1" table:style-name="ce29">
            <text:p>01월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table:number-columns-repeated="13" table:style-name="ce9"/>
          <table:table-cell table:number-columns-repeated="16371"/>
        </table:table-row>
        <table:table-row table:style-name="ro4">
          <table:table-cell table:style-name="ce9"/>
          <table:table-cell office:value-type="string" table:number-columns-spanned="9" table:number-rows-spanned="1" table:style-name="ce42">
            <text:p>요약</text:p>
          </table:table-cell>
          <table:covered-table-cell table:number-columns-repeated="8"/>
          <table:table-cell table:number-columns-repeated="3" table:style-name="ce53"/>
          <table:table-cell table:number-columns-repeated="16371"/>
        </table:table-row>
        <table:table-row table:style-name="ro5">
          <table:table-cell table:style-name="ce9"/>
          <table:table-cell office:value-type="string" table:number-columns-spanned="4" table:number-rows-spanned="1" table:style-name="ce31">
            <text:p>개인 보상</text:p>
          </table:table-cell>
          <table:covered-table-cell table:number-columns-repeated="3"/>
          <table:table-cell office:value-type="float" office:value="130000" table:formula="of:=SUM([.J6:.J17])" table:number-columns-spanned="5" table:number-rows-spanned="1" table:style-name="ce59">
            <text:p>(총 130,000 원)</text:p>
          </table:table-cell>
          <table:covered-table-cell table:number-columns-repeated="4"/>
          <table:table-cell table:number-columns-spanned="3" table:number-rows-spanned="1" table:style-name="ce94"/>
          <table:covered-table-cell table:number-columns-repeated="2"/>
          <table:table-cell table:number-columns-repeated="16371"/>
        </table:table-row>
        <table:table-row table:style-name="ro6">
          <table:table-cell table:style-name="ce11"/>
          <table:table-cell table:style-name="ce57"/>
          <table:table-cell office:value-type="string" table:style-name="ce12">
            <text:p>이름</text:p>
          </table:table-cell>
          <table:table-cell office:value-type="string" table:number-columns-spanned="5" table:number-rows-spanned="1" table:style-name="ce33">
            <text:p>제목</text:p>
          </table:table-cell>
          <table:covered-table-cell table:number-columns-repeated="4"/>
          <table:table-cell office:value-type="string" table:style-name="ce12">
            <text:p>기준 등급</text:p>
          </table:table-cell>
          <table:table-cell office:value-type="string" table:style-name="ce60">
            <text:p>등급 금액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number-columns-spanned="1" table:number-rows-spanned="4" table:content-validation-name="val1" table:style-name="ce34">
            <text:p>cloudv 사업부</text:p>
          </table:table-cell>
          <table:table-cell office:value-type="string" table:style-name="ce18">
            <text:p>이현우</text:p>
          </table:table-cell>
          <table:table-cell office:value-type="string" table:number-columns-spanned="5" table:number-rows-spanned="1" table:style-name="ce35">
            <text:p><text:a xlink:href="https://idchowto.com/ubuntu-22-04-minikube-설치kubectldockerkubernetes/">ubuntu 22.04 minikube 설치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covered-table-cell/>
          <table:table-cell office:value-type="string" table:style-name="ce18">
            <text:p>허선호</text:p>
          </table:table-cell>
          <table:table-cell office:value-type="string" table:number-columns-spanned="5" table:number-rows-spanned="1" table:style-name="ce35">
            <text:p><text:a xlink:href="https://idchowto.com/minikube-로-nginx-배포/">Minikube 로 Nginx 배포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covered-table-cell/>
          <table:table-cell office:value-type="string" table:style-name="ce18">
            <text:p>이정호</text:p>
          </table:table-cell>
          <table:table-cell office:value-type="string" table:number-columns-spanned="5" table:number-rows-spanned="1" table:style-name="ce35">
            <text:p><text:a xlink:href="https://idchowto.com/bash-script-를-이용한-서버-관리/">bash script 를 이용한 서버 관리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covered-table-cell/>
          <table:table-cell office:value-type="string" table:style-name="ce18">
            <text:p>김영중</text:p>
          </table:table-cell>
          <table:table-cell office:value-type="string" table:number-columns-spanned="5" table:number-rows-spanned="1" table:style-name="ce35">
            <text:p><text:a xlink:href="https://idchowto.com/windows-11-설치-및-설정/">삼성 갤럭시 북 프로 4 개봉과 Windows 11 설치 및 설정 완벽 가이드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number-columns-spanned="1" table:number-rows-spanned="3" table:content-validation-name="val1" table:style-name="ce34">
            <text:p>iwinv 사업부</text:p>
          </table:table-cell>
          <table:table-cell office:value-type="string" table:style-name="ce18">
            <text:p>김도영</text:p>
          </table:table-cell>
          <table:table-cell office:value-type="string" table:number-columns-spanned="5" table:number-rows-spanned="1" table:style-name="ce35">
            <text:p><text:a xlink:href="https://idchowto.com/hyper-v로-이중가상화-vm-외부통신하기/">Hyper-V로 이중가상화 vm 외부통신하기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2"/>
          <table:covered-table-cell/>
          <table:table-cell office:value-type="string" table:style-name="ce18">
            <text:p>김해경</text:p>
          </table:table-cell>
          <table:table-cell office:value-type="string" table:number-columns-spanned="5" table:number-rows-spanned="1" table:style-name="ce35">
            <text:p><text:a xlink:href="https://idchowto.com/윈도우-서버-라이센스-정책/">Windows Server 라이센스 정책 정리</text:a></text:p>
          </table:table-cell>
          <table:covered-table-cell table:number-columns-repeated="4"/>
          <table:table-cell office:value-type="float" office:value="3" table:style-name="ce58">
            <text:p>3.0</text:p>
          </table:table-cell>
          <table:table-cell office:value-type="float" office:value="30000" table:style-name="ce61">
            <text:p>총 3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2"/>
          <table:covered-table-cell/>
          <table:table-cell office:value-type="string" table:style-name="ce18">
            <text:p>김종하</text:p>
          </table:table-cell>
          <table:table-cell office:value-type="string" table:number-columns-spanned="5" table:number-rows-spanned="1" table:style-name="ce35">
            <text:p><text:a xlink:href="https://idchowto.com/윈도우에서-openssh-client-사용법/">윈도우에서 openssh-client 사용법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number-columns-spanned="1" table:number-rows-spanned="2" table:content-validation-name="val1" table:style-name="ce34">
            <text:p>컨텐츠 사업부</text:p>
          </table:table-cell>
          <table:table-cell office:value-type="string" table:style-name="ce18">
            <text:p>김진혁</text:p>
          </table:table-cell>
          <table:table-cell office:value-type="string" table:number-columns-spanned="5" table:number-rows-spanned="1" table:style-name="ce35">
            <text:p><text:a xlink:href="https://idchowto.com/ansible-valut/">Ansible Valut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covered-table-cell/>
          <table:table-cell office:value-type="string" table:style-name="ce18">
            <text:p>박지훈</text:p>
          </table:table-cell>
          <table:table-cell office:value-type="string" table:number-columns-spanned="5" table:number-rows-spanned="1" table:style-name="ce35">
            <text:p><text:a xlink:href="https://idchowto.com/chat-gpt-모델/">chat gpt 모델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7">
          <table:table-cell table:style-name="ce13"/>
          <table:table-cell office:value-type="string" table:number-columns-spanned="1" table:number-rows-spanned="2" table:content-validation-name="val1" table:style-name="ce36">
            <text:p>기획 비즈니스 사업부</text:p>
          </table:table-cell>
          <table:table-cell office:value-type="string" table:style-name="ce18">
            <text:p>정원형</text:p>
          </table:table-cell>
          <table:table-cell office:value-type="string" table:number-columns-spanned="5" table:number-rows-spanned="1" table:style-name="ce35">
            <text:p><text:a xlink:href="https://idchowto.com/피싱문자-예방-수칙2/">피싱문자 예방 수칙(2)</text:a></text:p>
          </table:table-cell>
          <table:covered-table-cell table:number-columns-repeated="4"/>
          <table:table-cell office:value-type="float" office:value="4" table:style-name="ce58">
            <text:p>4.0</text:p>
          </table:table-cell>
          <table:table-cell office:value-type="float" office:value="10000" table:style-name="ce61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7">
          <table:table-cell table:style-name="ce13"/>
          <table:covered-table-cell/>
          <table:table-cell office:value-type="string" table:style-name="ce15">
            <text:p>김지현</text:p>
          </table:table-cell>
          <table:table-cell office:value-type="string" table:number-columns-spanned="5" table:number-rows-spanned="1" table:style-name="ce37">
            <text:p><text:a xlink:href="https://idchowto.com/css-기초-블록레벨-보더박스모델/">css 기초 – 블록레벨 보더 박스모델</text:a></text:p>
          </table:table-cell>
          <table:covered-table-cell table:number-columns-repeated="4"/>
          <table:table-cell office:value-type="float" office:value="4" table:style-name="ce16">
            <text:p>4.0</text:p>
          </table:table-cell>
          <table:table-cell office:value-type="float" office:value="10000" table:style-name="ce62">
            <text:p>총 10,000 원</text:p>
          </table:table-cell>
          <table:table-cell table:number-columns-spanned="3" table:number-rows-spanned="1" table:style-name="ce93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table:number-columns-repeated="4" table:style-name="ce2"/>
          <table:table-cell table:number-columns-repeated="5" table:style-name="ce17"/>
          <table:table-cell table:number-columns-repeated="3" table:style-name="ce55"/>
          <table:table-cell table:number-columns-repeated="16371"/>
        </table:table-row>
        <table:table-row table:style-name="ro5">
          <table:table-cell table:style-name="ce13"/>
          <table:table-cell office:value-type="string" table:number-columns-spanned="4" table:number-rows-spanned="1" table:style-name="ce31">
            <text:p>부서 업추비 평가</text:p>
          </table:table-cell>
          <table:covered-table-cell table:number-columns-repeated="3"/>
          <table:table-cell office:value-type="float" office:value="2495000" table:formula="of:=SUM([.J21:.J30])" table:number-columns-spanned="5" table:number-rows-spanned="1" table:style-name="ce59">
            <text:p>(총 2,495,000 원)</text:p>
          </table:table-cell>
          <table:covered-table-cell table:number-columns-repeated="4"/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3"/>
          <table:table-cell office:value-type="string" table:style-name="ce63">
            <text:p>부서</text:p>
          </table:table-cell>
          <table:table-cell office:value-type="string" table:number-columns-spanned="2" table:number-rows-spanned="1" table:style-name="ce33">
            <text:p>총인원</text:p>
          </table:table-cell>
          <table:covered-table-cell/>
          <table:table-cell office:value-type="string" table:number-columns-spanned="2" table:number-rows-spanned="1" table:style-name="ce33">
            <text:p>참여인원</text:p>
          </table:table-cell>
          <table:covered-table-cell/>
          <table:table-cell office:value-type="string" table:number-columns-spanned="2" table:number-rows-spanned="1" table:style-name="ce33">
            <text:p>참여율</text:p>
          </table:table-cell>
          <table:covered-table-cell/>
          <table:table-cell office:value-type="string" table:style-name="ce64">
            <text:p>평가 금액</text:p>
          </table:table-cell>
          <table:table-cell office:value-type="string" table:style-name="ce60">
            <text:p>합계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9">
            <text:p>임원실</text:p>
          </table:table-cell>
          <table:table-cell office:value-type="float" office:value="2" table:number-columns-spanned="2" table:number-rows-spanned="1" table:style-name="ce38">
            <text:p>2</text:p>
          </table:table-cell>
          <table:covered-table-cell/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office:value-type="percentage" office:value="0" table:formula="of:=[.E21]/[.C21]" table:number-columns-spanned="2" table:number-rows-spanned="1" table:style-name="ce39">
            <text:p>0%</text:p>
          </table:table-cell>
          <table:covered-table-cell/>
          <table:table-cell office:value-type="float" office:value="20000" table:style-name="ce65">
            <text:p>20,000 원</text:p>
          </table:table-cell>
          <table:table-cell office:value-type="float" office:value="40000" table:formula="of:=[.C21]*[.I21]" table:style-name="ce66">
            <text:p>4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9">
            <text:p>경영 지원 본부</text:p>
          </table:table-cell>
          <table:table-cell office:value-type="float" office:value="7" table:number-columns-spanned="2" table:number-rows-spanned="1" table:style-name="ce38">
            <text:p>7</text:p>
          </table:table-cell>
          <table:covered-table-cell/>
          <table:table-cell office:value-type="float" office:value="2" table:number-columns-spanned="2" table:number-rows-spanned="1" table:style-name="ce38">
            <text:p>2</text:p>
          </table:table-cell>
          <table:covered-table-cell/>
          <table:table-cell office:value-type="percentage" office:value="0.2857142857142857" table:formula="of:=[.E22]/[.C22]" table:number-columns-spanned="2" table:number-rows-spanned="1" table:style-name="ce39">
            <text:p>29%</text:p>
          </table:table-cell>
          <table:covered-table-cell/>
          <table:table-cell office:value-type="float" office:value="30000" table:style-name="ce65">
            <text:p>30,000 원</text:p>
          </table:table-cell>
          <table:table-cell office:value-type="float" office:value="210000" table:formula="of:=[.C22]*[.I22]" table:style-name="ce66">
            <text:p>21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9">
            <text:p>iwinv 사업부</text:p>
          </table:table-cell>
          <table:table-cell office:value-type="float" office:value="12" table:number-columns-spanned="2" table:number-rows-spanned="1" table:style-name="ce38">
            <text:p>12</text:p>
          </table:table-cell>
          <table:covered-table-cell/>
          <table:table-cell office:value-type="float" office:value="8" table:number-columns-spanned="2" table:number-rows-spanned="1" table:style-name="ce38">
            <text:p>8</text:p>
          </table:table-cell>
          <table:covered-table-cell/>
          <table:table-cell office:value-type="percentage" office:value="0.66666666666666663" table:formula="of:=[.E23]/[.C23]" table:number-columns-spanned="2" table:number-rows-spanned="1" table:style-name="ce39">
            <text:p>67%</text:p>
          </table:table-cell>
          <table:covered-table-cell/>
          <table:table-cell office:value-type="float" office:value="50000" table:style-name="ce67">
            <text:p>50,000 원</text:p>
          </table:table-cell>
          <table:table-cell office:value-type="float" office:value="600000" table:formula="of:=[.C23]*[.I23]" table:style-name="ce66">
            <text:p>60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1"/>
          <table:table-cell office:value-type="string" table:content-validation-name="val1" table:style-name="ce19">
            <text:p>koreav 사업부</text:p>
          </table:table-cell>
          <table:table-cell office:value-type="float" office:value="7" table:number-columns-spanned="2" table:number-rows-spanned="1" table:style-name="ce38">
            <text:p>7</text:p>
          </table:table-cell>
          <table:covered-table-cell/>
          <table:table-cell office:value-type="float" office:value="1" table:number-columns-spanned="2" table:number-rows-spanned="1" table:style-name="ce38">
            <text:p>1</text:p>
          </table:table-cell>
          <table:covered-table-cell/>
          <table:table-cell office:value-type="percentage" office:value="0.14285714285714285" table:formula="of:=[.E24]/[.C24]" table:number-columns-spanned="2" table:number-rows-spanned="1" table:style-name="ce39">
            <text:p>14%</text:p>
          </table:table-cell>
          <table:covered-table-cell/>
          <table:table-cell office:value-type="float" office:value="25000" table:style-name="ce65">
            <text:p>25,000 원</text:p>
          </table:table-cell>
          <table:table-cell office:value-type="float" office:value="175000" table:formula="of:=[.C24]*[.I24]" table:style-name="ce66">
            <text:p>175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2"/>
          <table:table-cell office:value-type="string" table:content-validation-name="val1" table:style-name="ce19">
            <text:p>인프라 운영 본부</text:p>
          </table:table-cell>
          <table:table-cell office:value-type="float" office:value="12" table:number-columns-spanned="2" table:number-rows-spanned="1" table:style-name="ce38">
            <text:p>12</text:p>
          </table:table-cell>
          <table:covered-table-cell/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office:value-type="percentage" office:value="0" table:formula="of:=[.E25]/[.C25]" table:number-columns-spanned="2" table:number-rows-spanned="1" table:style-name="ce39">
            <text:p>0%</text:p>
          </table:table-cell>
          <table:covered-table-cell/>
          <table:table-cell office:value-type="float" office:value="20000" table:style-name="ce65">
            <text:p>20,000 원</text:p>
          </table:table-cell>
          <table:table-cell office:value-type="float" office:value="240000" table:formula="of:=[.C25]*[.I25]" table:style-name="ce66">
            <text:p>24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2"/>
          <table:table-cell office:value-type="string" table:content-validation-name="val1" table:style-name="ce19">
            <text:p>cloudv 사업부</text:p>
          </table:table-cell>
          <table:table-cell office:value-type="float" office:value="16" table:number-columns-spanned="2" table:number-rows-spanned="1" table:style-name="ce38">
            <text:p>16</text:p>
          </table:table-cell>
          <table:covered-table-cell/>
          <table:table-cell office:value-type="float" office:value="8" table:number-columns-spanned="2" table:number-rows-spanned="1" table:style-name="ce38">
            <text:p>8</text:p>
          </table:table-cell>
          <table:covered-table-cell/>
          <table:table-cell office:value-type="percentage" office:value="0.5" table:formula="of:=[.E26]/[.C26]" table:number-columns-spanned="2" table:number-rows-spanned="1" table:style-name="ce39">
            <text:p>50%</text:p>
          </table:table-cell>
          <table:covered-table-cell/>
          <table:table-cell office:value-type="float" office:value="40000" table:style-name="ce65">
            <text:p>40,000 원</text:p>
          </table:table-cell>
          <table:table-cell office:value-type="float" office:value="640000" table:formula="of:=[.C26]*[.I26]" table:style-name="ce66">
            <text:p>64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1"/>
          <table:table-cell office:value-type="string" table:content-validation-name="val1" table:style-name="ce19">
            <text:p>인사기획팀</text:p>
          </table:table-cell>
          <table:table-cell office:value-type="float" office:value="2" table:number-columns-spanned="2" table:number-rows-spanned="1" table:style-name="ce38">
            <text:p>2</text:p>
          </table:table-cell>
          <table:covered-table-cell/>
          <table:table-cell office:value-type="float" office:value="1" table:number-columns-spanned="2" table:number-rows-spanned="1" table:style-name="ce38">
            <text:p>1</text:p>
          </table:table-cell>
          <table:covered-table-cell/>
          <table:table-cell office:value-type="percentage" office:value="0.5" table:formula="of:=[.E27]/[.C27]" table:number-columns-spanned="2" table:number-rows-spanned="1" table:style-name="ce39">
            <text:p>50%</text:p>
          </table:table-cell>
          <table:covered-table-cell/>
          <table:table-cell office:value-type="float" office:value="40000" table:style-name="ce65">
            <text:p>40,000 원</text:p>
          </table:table-cell>
          <table:table-cell office:value-type="float" office:value="80000" table:formula="of:=[.C27]*[.I27]" table:style-name="ce66">
            <text:p>8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1"/>
          <table:table-cell office:value-type="string" table:content-validation-name="val1" table:style-name="ce19">
            <text:p>기획 비즈니스 사업부</text:p>
          </table:table-cell>
          <table:table-cell office:value-type="float" office:value="5" table:number-columns-spanned="2" table:number-rows-spanned="1" table:style-name="ce38">
            <text:p>5</text:p>
          </table:table-cell>
          <table:covered-table-cell/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percentage" office:value="0.6" table:formula="of:=[.E28]/[.C28]" table:number-columns-spanned="2" table:number-rows-spanned="1" table:style-name="ce39">
            <text:p>60%</text:p>
          </table:table-cell>
          <table:covered-table-cell/>
          <table:table-cell office:value-type="float" office:value="40000" table:style-name="ce65">
            <text:p>40,000 원</text:p>
          </table:table-cell>
          <table:table-cell office:value-type="float" office:value="200000" table:formula="of:=[.C28]*[.I28]" table:style-name="ce66">
            <text:p>200,000 원</text:p>
          </table:table-cell>
          <table:table-cell table:number-columns-repeated="3" table:style-name="ce53"/>
          <table:table-cell table:number-columns-repeated="16371"/>
        </table:table-row>
        <table:table-row table:style-name="ro6">
          <table:table-cell table:style-name="ce11"/>
          <table:table-cell office:value-type="string" table:content-validation-name="val1" table:style-name="ce19">
            <text:p>기술 연구소</text:p>
          </table:table-cell>
          <table:table-cell office:value-type="float" office:value="2" table:number-columns-spanned="2" table:number-rows-spanned="1" table:style-name="ce38">
            <text:p>2</text:p>
          </table:table-cell>
          <table:covered-table-cell/>
          <table:table-cell office:value-type="float" office:value="0" table:number-columns-spanned="2" table:number-rows-spanned="1" table:style-name="ce38">
            <text:p>0</text:p>
          </table:table-cell>
          <table:covered-table-cell/>
          <table:table-cell office:value-type="percentage" office:value="0" table:formula="of:=[.E29]/[.C29]" table:number-columns-spanned="2" table:number-rows-spanned="1" table:style-name="ce39">
            <text:p>0%</text:p>
          </table:table-cell>
          <table:covered-table-cell/>
          <table:table-cell office:value-type="float" office:value="20000" table:style-name="ce65">
            <text:p>20,000 원</text:p>
          </table:table-cell>
          <table:table-cell office:value-type="float" office:value="40000" table:formula="of:=[.C29]*[.I29]" table:style-name="ce66">
            <text:p>40,000 원</text:p>
          </table:table-cell>
          <table:table-cell table:number-columns-repeated="3" table:style-name="ce53"/>
          <table:table-cell table:number-columns-repeated="16371"/>
        </table:table-row>
        <table:table-row table:style-name="ro7">
          <table:table-cell table:style-name="ce11"/>
          <table:table-cell office:value-type="string" table:content-validation-name="val1" table:style-name="ce68">
            <text:p>컨텐츠 사업부</text:p>
          </table:table-cell>
          <table:table-cell office:value-type="float" office:value="9" table:number-columns-spanned="2" table:number-rows-spanned="1" table:style-name="ce40">
            <text:p>9</text:p>
          </table:table-cell>
          <table:covered-table-cell/>
          <table:table-cell office:value-type="float" office:value="3" table:number-columns-spanned="2" table:number-rows-spanned="1" table:style-name="ce40">
            <text:p>3</text:p>
          </table:table-cell>
          <table:covered-table-cell/>
          <table:table-cell office:value-type="percentage" office:value="0.33333333333333331" table:formula="of:=[.E30]/[.C30]" table:number-columns-spanned="2" table:number-rows-spanned="1" table:style-name="ce41">
            <text:p>33%</text:p>
          </table:table-cell>
          <table:covered-table-cell/>
          <table:table-cell office:value-type="float" office:value="30000" table:style-name="ce20">
            <text:p>30,000 원</text:p>
          </table:table-cell>
          <table:table-cell office:value-type="float" office:value="270000" table:formula="of:=[.I30]*[.C30]" table:style-name="ce69">
            <text:p>270,000 원</text:p>
          </table:table-cell>
          <table:table-cell table:number-columns-repeated="2" table:style-name="ce53"/>
          <table:table-cell table:style-name="ce55"/>
          <table:table-cell table:number-columns-repeated="16371"/>
        </table:table-row>
        <table:table-row table:style-name="ro1">
          <table:table-cell table:style-name="ce11"/>
          <table:table-cell table:number-columns-repeated="6" table:style-name="ce9"/>
          <table:table-cell table:number-columns-repeated="3" table:style-name="ce2"/>
          <table:table-cell table:number-columns-repeated="2" table:style-name="ce53"/>
          <table:table-cell table:style-name="ce55"/>
          <table:table-cell table:number-columns-repeated="16371"/>
        </table:table-row>
        <table:table-row table:style-name="ro4">
          <table:table-cell table:style-name="ce11"/>
          <table:table-cell office:value-type="string" table:number-columns-spanned="9" table:number-rows-spanned="1" table:style-name="ce91">
            <text:p>세부 사항</text:p>
          </table:table-cell>
          <table:covered-table-cell table:number-columns-repeated="8"/>
          <table:table-cell table:number-columns-repeated="3" table:style-name="ce55"/>
          <table:table-cell table:number-columns-repeated="16371"/>
        </table:table-row>
        <table:table-row table:style-name="ro5">
          <table:table-cell table:style-name="ce11"/>
          <table:table-cell office:value-type="string" table:number-columns-spanned="9" table:number-rows-spanned="1" table:style-name="ce92">
            <text:p>개인 보상 평가 컨텐츠</text:p>
          </table:table-cell>
          <table:covered-table-cell table:number-columns-repeated="8"/>
          <table:table-cell table:number-columns-repeated="3" table:style-name="ce55"/>
          <table:table-cell table:number-columns-repeated="16371" table:style-name="ce1"/>
        </table:table-row>
        <table:table-row table:style-name="ro6">
          <table:table-cell table:style-name="ce11"/>
          <table:table-cell office:value-type="string" table:number-columns-spanned="1" table:number-rows-spanned="2" table:style-name="ce73">
            <text:p>부서 구분</text:p>
          </table:table-cell>
          <table:table-cell office:value-type="string" table:number-columns-spanned="1" table:number-rows-spanned="2" table:style-name="ce43">
            <text:p>이름</text:p>
          </table:table-cell>
          <table:table-cell office:value-type="string" table:number-columns-spanned="5" table:number-rows-spanned="2" table:style-name="ce43">
            <text:p>Post 제목</text:p>
          </table:table-cell>
          <table:covered-table-cell table:number-columns-repeated="4"/>
          <table:table-cell office:value-type="string" table:number-columns-spanned="2" table:number-rows-spanned="1" table:style-name="ce74">
            <text:p>평가 조건</text:p>
          </table:table-cell>
          <table:covered-table-cell/>
          <table:table-cell table:number-columns-repeated="3" table:style-name="ce55"/>
          <table:table-cell table:number-columns-repeated="16371" table:style-name="ce1"/>
        </table:table-row>
        <table:table-row table:style-name="ro6">
          <table:table-cell table:style-name="ce11"/>
          <table:covered-table-cell/>
          <table:covered-table-cell/>
          <table:covered-table-cell/>
          <table:covered-table-cell table:number-columns-repeated="4"/>
          <table:table-cell office:value-type="string" table:style-name="ce12">
            <text:p>SEO</text:p>
          </table:table-cell>
          <table:table-cell office:value-type="string" table:style-name="ce75">
            <text:p>Readability</text:p>
          </table:table-cell>
          <table:table-cell table:number-columns-repeated="3" table:style-name="ce55"/>
          <table:table-cell table:number-columns-repeated="16371" table:style-name="ce1"/>
        </table:table-row>
        <table:table-row table:style-name="ro6">
          <table:table-cell table:style-name="ce11"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18">
            <text:p>임종우</text:p>
          </table:table-cell>
          <table:table-cell office:value-type="string" table:number-columns-spanned="5" table:number-rows-spanned="1" table:style-name="ce35">
            <text:p><text:a xlink:href="https://idchowto.com/로봇과-ai-미래/">로봇과 AI 발전방향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6">
            <text:p>●</text:p>
          </table:table-cell>
          <table:table-cell table:number-columns-repeated="3" table:style-name="ce55"/>
          <table:table-cell table:number-columns-repeated="16371" table:style-name="ce1"/>
        </table:table-row>
        <table:table-row table:style-name="ro6">
          <table:table-cell table:style-name="ce11"/>
          <table:table-cell office:value-type="string" table:content-validation-name="val1" table:style-name="ce14">
            <text:p>인사기획팀</text:p>
          </table:table-cell>
          <table:table-cell office:value-type="string" table:style-name="ce18">
            <text:p>김아영</text:p>
          </table:table-cell>
          <table:table-cell office:value-type="string" table:number-columns-spanned="5" table:number-rows-spanned="1" table:style-name="ce35">
            <text:p><text:a xlink:href="https://idchowto.com/2023연말-해외여행_베트남/">2023연말 해외여행_베트남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11"/>
          <table:table-cell office:value-type="string" table:number-columns-spanned="1" table:number-rows-spanned="2" table:content-validation-name="val1" table:style-name="ce34">
            <text:p>경영 지원 본부</text:p>
          </table:table-cell>
          <table:table-cell office:value-type="string" table:style-name="ce18">
            <text:p>정은영</text:p>
          </table:table-cell>
          <table:table-cell office:value-type="string" table:number-columns-spanned="5" table:number-rows-spanned="1" table:style-name="ce35">
            <text:p><text:a xlink:href="https://idchowto.com/2023-연말여행-하노이/">2023 연말여행 #하노이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covered-table-cell/>
          <table:table-cell office:value-type="string" table:style-name="ce18">
            <text:p>손유경</text:p>
          </table:table-cell>
          <table:table-cell office:value-type="string" table:number-columns-spanned="5" table:number-rows-spanned="1" table:style-name="ce35">
            <text:p><text:a xlink:href="https://idchowto.com/2023년-동계행사-1조/">2023년 동계행사 1조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table-cell office:value-type="string" table:content-validation-name="val1" table:style-name="ce14">
            <text:p>koreav 사업부</text:p>
          </table:table-cell>
          <table:table-cell office:value-type="string" table:style-name="ce18">
            <text:p>안주희</text:p>
          </table:table-cell>
          <table:table-cell office:value-type="string" table:number-columns-spanned="5" table:number-rows-spanned="1" table:style-name="ce35">
            <text:p><text:a xlink:href="https://idchowto.com/57722-2/">2023 동계행사 베트남 하노이 여행 후기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6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table-cell office:value-type="string" table:number-columns-spanned="1" table:number-rows-spanned="4" table:content-validation-name="val1" table:style-name="ce34">
            <text:p>cloudv 사업부</text:p>
          </table:table-cell>
          <table:table-cell office:value-type="string" table:style-name="ce18">
            <text:p>김하은</text:p>
          </table:table-cell>
          <table:table-cell office:value-type="string" table:number-columns-spanned="5" table:number-rows-spanned="1" table:style-name="ce35">
            <text:p><text:a xlink:href="https://idchowto.com/베이직북14-pro-fn-핫-키-설정/">베이직북14 Pro FN 핫 키 설정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covered-table-cell/>
          <table:table-cell office:value-type="string" table:style-name="ce18">
            <text:p>김원진</text:p>
          </table:table-cell>
          <table:table-cell office:value-type="string" table:number-columns-spanned="5" table:number-rows-spanned="1" table:style-name="ce35">
            <text:p><text:a xlink:href="https://idchowto.com/패킷분석툴-wireshark-기본-사용법/">Wireshark 패킷분석툴 기본 사용법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6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covered-table-cell/>
          <table:table-cell office:value-type="string" table:style-name="ce18">
            <text:p>김동민</text:p>
          </table:table-cell>
          <table:table-cell office:value-type="string" table:number-columns-spanned="5" table:number-rows-spanned="1" table:style-name="ce35">
            <text:p><text:a xlink:href="https://idchowto.com/minikube-설치-후-대시보드-접속/">Minikube 설치 후 대시보드 접속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covered-table-cell/>
          <table:table-cell office:value-type="string" table:style-name="ce18">
            <text:p>최현준</text:p>
          </table:table-cell>
          <table:table-cell office:value-type="string" table:number-columns-spanned="5" table:number-rows-spanned="1" table:style-name="ce35">
            <text:p><text:a xlink:href="https://idchowto.com/k3s-설치와-대시보드-접근하기/">K3s 설치와 대시보드 접근하기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6"/>
          <table:table-cell table:number-columns-repeated="16371" table:style-name="ce1"/>
        </table:table-row>
        <table:table-row table:style-name="ro6">
          <table:table-cell table:style-name="ce9"/>
          <table:table-cell office:value-type="string" table:content-validation-name="val1" table:style-name="ce14">
            <text:p>임원실</text:p>
          </table:table-cell>
          <table:table-cell office:value-type="string" table:style-name="ce18">
            <text:p>김병철</text:p>
          </table:table-cell>
          <table:table-cell office:value-type="string" table:number-columns-spanned="5" table:number-rows-spanned="1" table:style-name="ce35">
            <text:p><text:a xlink:href="https://idchowto.com/베트남-하장-루프-ㅡ-오빠달려/">베트남 하장 루프 ㅡ 오빠달려</text:a></text:p>
          </table:table-cell>
          <table:covered-table-cell table:number-columns-repeated="4"/>
          <table:table-cell office:value-type="string" table:style-name="ce78">
            <text:p>●</text:p>
          </table:table-cell>
          <table:table-cell office:value-type="string" table:style-name="ce76">
            <text:p>●</text:p>
          </table:table-cell>
          <table:table-cell table:number-columns-repeated="3" table:style-name="ce55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1" table:number-rows-spanned="5" table:content-validation-name="val1" table:style-name="ce34">
            <text:p>iwinv 사업부</text:p>
          </table:table-cell>
          <table:table-cell office:value-type="string" table:style-name="ce18">
            <text:p>김우형</text:p>
          </table:table-cell>
          <table:table-cell office:value-type="string" table:number-columns-spanned="5" table:number-rows-spanned="1" table:style-name="ce35">
            <text:p><text:a xlink:href="https://idchowto.com/2023-동계행사-하노이-여행-후기-2/">2023 동계행사 하노이 여행 후기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55"/>
          <table:table-cell table:number-columns-repeated="16371" table:style-name="ce1"/>
        </table:table-row>
        <table:table-row table:style-name="ro6">
          <table:table-cell table:style-name="ce1"/>
          <table:covered-table-cell/>
          <table:table-cell office:value-type="string" table:style-name="ce18">
            <text:p>이경준</text:p>
          </table:table-cell>
          <table:table-cell office:value-type="string" table:number-columns-spanned="5" table:number-rows-spanned="1" table:style-name="ce35">
            <text:p><text:a xlink:href="https://idchowto.com/script를-이용한-서버-리부팅-횟수-모니터링/">script를 이용한 서버 리부팅 횟수 확인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repeated="3" table:style-name="ce28"/>
          <table:table-cell table:style-name="ce80"/>
          <table:table-cell table:number-columns-repeated="16370"/>
        </table:table-row>
        <table:table-row table:style-name="ro6">
          <table:table-cell table:style-name="ce1"/>
          <table:covered-table-cell/>
          <table:table-cell office:value-type="string" table:style-name="ce18">
            <text:p>김하람</text:p>
          </table:table-cell>
          <table:table-cell office:value-type="string" table:number-columns-spanned="5" table:number-rows-spanned="1" table:style-name="ce35">
            <text:p><text:a xlink:href="https://idchowto.com/ubuntu-20-04에서-22-04로-버전-업그레이드/">Ubuntu 20.04에서 22.04로 버전 업그레이드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6">
            <text:p>●</text:p>
          </table:table-cell>
          <table:table-cell table:number-columns-repeated="3" table:style-name="ce28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장영호</text:p>
          </table:table-cell>
          <table:table-cell office:value-type="string" table:number-columns-spanned="5" table:number-rows-spanned="1" table:style-name="ce35">
            <text:p><text:a xlink:href="https://idchowto.com/ipmi-sol을-통한-콘솔-접속/">IPMI SOL을 통한 콘솔 접속</text:a></text:p>
          </table:table-cell>
          <table:covered-table-cell table:number-columns-repeated="4"/>
          <table:table-cell office:value-type="string" table:style-name="ce51">
            <text:p>●</text:p>
          </table:table-cell>
          <table:table-cell office:value-type="string" table:style-name="ce77">
            <text:p>●</text:p>
          </table:table-cell>
          <table:table-cell table:number-columns-spanned="2" table:number-rows-spanned="1" table:style-name="ce90"/>
          <table:covered-table-cell/>
          <table:table-cell table:style-name="ce82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이경현</text:p>
          </table:table-cell>
          <table:table-cell office:value-type="string" table:number-columns-spanned="5" table:number-rows-spanned="1" table:style-name="ce35">
            <text:p><text:a xlink:href="https://idchowto.com/2023년-스마일서브-동계워크샵-베트남-북부-여행기-하노/">2023년 동계워크샵 베트남 북부 여행기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3"/>
          <table:table-cell table:number-columns-spanned="1" table:number-rows-spanned="2" table:style-name="ce43"/>
          <table:table-cell table:style-name="ce80"/>
          <table:table-cell table:number-columns-repeated="16370"/>
        </table:table-row>
        <table:table-row table:style-name="ro7">
          <table:table-cell/>
          <table:table-cell office:value-type="string" table:content-validation-name="val1" table:style-name="ce14">
            <text:p>컨텐츠 사업부</text:p>
          </table:table-cell>
          <table:table-cell office:value-type="string" table:style-name="ce18">
            <text:p>한정훈</text:p>
          </table:table-cell>
          <table:table-cell office:value-type="string" table:number-columns-spanned="5" table:number-rows-spanned="1" table:style-name="ce35">
            <text:p><text:a xlink:href="https://idchowto.com/2023-하노이-겨울-행사-후기/">2023 하노이 겨울 행사 후기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spanned="2" table:number-rows-spanned="1" table:style-name="ce89"/>
          <table:covered-table-cell/>
          <table:covered-table-cell/>
          <table:table-cell table:style-name="ce80"/>
          <table:table-cell table:number-columns-repeated="16370"/>
        </table:table-row>
        <table:table-row table:style-name="ro7">
          <table:table-cell/>
          <table:table-cell office:value-type="string" table:number-columns-spanned="1" table:number-rows-spanned="4" table:content-validation-name="val1" table:style-name="ce34">
            <text:p>cloudv 사업부</text:p>
          </table:table-cell>
          <table:table-cell office:value-type="string" table:style-name="ce18">
            <text:p>이현우</text:p>
          </table:table-cell>
          <table:table-cell office:value-type="string" table:number-columns-spanned="5" table:number-rows-spanned="1" table:style-name="ce35">
            <text:p><text:a xlink:href="https://idchowto.com/ubuntu-22-04-minikube-설치kubectldockerkubernetes/">ubuntu 22.04 minikube 설치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허선호</text:p>
          </table:table-cell>
          <table:table-cell office:value-type="string" table:number-columns-spanned="5" table:number-rows-spanned="1" table:style-name="ce35">
            <text:p><text:a xlink:href="https://idchowto.com/minikube-로-nginx-배포/">Minikube 로 Nginx 배포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이정호</text:p>
          </table:table-cell>
          <table:table-cell office:value-type="string" table:number-columns-spanned="5" table:number-rows-spanned="1" table:style-name="ce35">
            <text:p><text:a xlink:href="https://idchowto.com/bash-script-를-이용한-서버-관리/">bash script 를 이용한 서버 관리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김영중</text:p>
          </table:table-cell>
          <table:table-cell office:value-type="string" table:number-columns-spanned="5" table:number-rows-spanned="1" table:style-name="ce35">
            <text:p><text:a xlink:href="https://idchowto.com/windows-11-설치-및-설정/">삼성 갤럭시 북 프로 4 개봉과 Windows 11 설치 및 설정 완벽 가이드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table-cell office:value-type="string" table:number-columns-spanned="1" table:number-rows-spanned="3" table:content-validation-name="val1" table:style-name="ce34">
            <text:p>iwinv 사업부</text:p>
          </table:table-cell>
          <table:table-cell office:value-type="string" table:style-name="ce18">
            <text:p>김도영</text:p>
          </table:table-cell>
          <table:table-cell office:value-type="string" table:number-columns-spanned="5" table:number-rows-spanned="1" table:style-name="ce35">
            <text:p><text:a xlink:href="https://idchowto.com/hyper-v로-이중가상화-vm-외부통신하기/">Hyper-V로 이중가상화 vm 외부통신하기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김해경</text:p>
          </table:table-cell>
          <table:table-cell office:value-type="string" table:number-columns-spanned="5" table:number-rows-spanned="1" table:style-name="ce35">
            <text:p><text:a xlink:href="https://idchowto.com/윈도우-서버-라이센스-정책/">Windows Server 라이센스 정책 정리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김종하</text:p>
          </table:table-cell>
          <table:table-cell office:value-type="string" table:number-columns-spanned="5" table:number-rows-spanned="1" table:style-name="ce35">
            <text:p><text:a xlink:href="https://idchowto.com/윈도우에서-openssh-client-사용법/">윈도우에서 openssh-client 사용법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table-cell office:value-type="string" table:number-columns-spanned="1" table:number-rows-spanned="2" table:content-validation-name="val1" table:style-name="ce34">
            <text:p>컨텐츠 사업부</text:p>
          </table:table-cell>
          <table:table-cell office:value-type="string" table:style-name="ce18">
            <text:p>김진혁</text:p>
          </table:table-cell>
          <table:table-cell office:value-type="string" table:number-columns-spanned="5" table:number-rows-spanned="1" table:style-name="ce35">
            <text:p><text:a xlink:href="https://idchowto.com/ansible-valut/">Ansible Valut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7">
          <table:table-cell/>
          <table:covered-table-cell/>
          <table:table-cell office:value-type="string" table:style-name="ce18">
            <text:p>박지훈</text:p>
          </table:table-cell>
          <table:table-cell office:value-type="string" table:number-columns-spanned="5" table:number-rows-spanned="1" table:style-name="ce35">
            <text:p><text:a xlink:href="https://idchowto.com/chat-gpt-모델/">chat gpt 모델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8">
          <table:table-cell/>
          <table:table-cell office:value-type="string" table:number-columns-spanned="1" table:number-rows-spanned="2" table:content-validation-name="val1" table:style-name="ce36">
            <text:p>기획 비즈니스 사업부</text:p>
          </table:table-cell>
          <table:table-cell office:value-type="string" table:style-name="ce18">
            <text:p>정원형</text:p>
          </table:table-cell>
          <table:table-cell office:value-type="string" table:number-columns-spanned="5" table:number-rows-spanned="1" table:style-name="ce35">
            <text:p><text:a xlink:href="https://idchowto.com/피싱문자-예방-수칙2/">피싱문자 예방 수칙(2)</text:a></text:p>
          </table:table-cell>
          <table:covered-table-cell table:number-columns-repeated="4"/>
          <table:table-cell office:value-type="string" table:style-name="ce52">
            <text:p>●</text:p>
          </table:table-cell>
          <table:table-cell office:value-type="string" table:style-name="ce77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8">
          <table:table-cell/>
          <table:covered-table-cell/>
          <table:table-cell office:value-type="string" table:style-name="ce15">
            <text:p>김지현</text:p>
          </table:table-cell>
          <table:table-cell office:value-type="string" table:number-columns-spanned="5" table:number-rows-spanned="1" table:style-name="ce37">
            <text:p><text:a xlink:href="https://idchowto.com/css-기초-블록레벨-보더박스모델/">css 기초 – 블록레벨 보더 박스모델</text:a></text:p>
          </table:table-cell>
          <table:covered-table-cell table:number-columns-repeated="4"/>
          <table:table-cell office:value-type="string" table:style-name="ce21">
            <text:p>●</text:p>
          </table:table-cell>
          <table:table-cell office:value-type="string" table:style-name="ce79">
            <text:p>●</text:p>
          </table:table-cell>
          <table:table-cell table:number-columns-repeated="2" table:style-name="ce84"/>
          <table:table-cell table:style-name="ce85"/>
          <table:table-cell table:style-name="ce80"/>
          <table:table-cell table:number-columns-repeated="16370"/>
        </table:table-row>
        <table:table-row table:style-name="ro2">
          <table:table-cell/>
          <table:table-cell table:number-columns-repeated="9" table:style-name="ce1"/>
          <table:table-cell table:number-columns-repeated="4" table:style-name="ce80"/>
          <table:table-cell table:number-columns-repeated="16370"/>
        </table:table-row>
        <table:table-row table:style-name="ro1">
          <table:table-cell/>
          <table:table-cell table:style-name="ce22"/>
          <table:table-cell table:number-columns-repeated="4" table:style-name="ce1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/>
          <table:table-cell table:style-name="ce23"/>
          <table:table-cell table:number-columns-repeated="8" table:style-name="ce17"/>
          <table:table-cell table:number-columns-repeated="16374"/>
        </table:table-row>
        <table:table-row table:style-name="ro6">
          <table:table-cell/>
          <table:table-cell office:value-type="string" table:number-columns-spanned="1" table:number-rows-spanned="2" table:style-name="ce86">
            <text:p>부서 구분</text:p>
          </table:table-cell>
          <table:table-cell office:value-type="string" table:number-columns-spanned="1" table:number-rows-spanned="2" table:style-name="ce87">
            <text:p>이름</text:p>
          </table:table-cell>
          <table:table-cell office:value-type="string" table:number-columns-spanned="7" table:number-rows-spanned="2" table:style-name="ce88">
            <text:p>Post 제목</text:p>
          </table:table-cell>
          <table:covered-table-cell table:number-columns-repeated="6"/>
          <table:table-cell table:number-columns-repeated="16374"/>
        </table:table-row>
        <table:table-row table:style-name="ro6">
          <table:table-cell/>
          <table:covered-table-cell/>
          <table:covered-table-cell/>
          <table:covered-table-cell/>
          <table:covered-table-cell table:number-columns-repeated="6"/>
          <table:table-cell table:number-columns-repeated="16374"/>
        </table:table-row>
        <table:table-row table:style-name="ro1">
          <table:table-cell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3">
            <text:p>SMILE SERV</text:p>
          </table:table-cell>
          <table:table-cell office:value-type="string" table:style-name="ce24">
            <text:p><text:a xlink:href="https://idchowto.com/아이피-추가하기/">iwinv IP 추가하기</text:a></text:p>
          </table:table-cell>
          <table:table-cell table:number-columns-repeated="5" table:style-name="ce25"/>
          <table:table-cell table:style-name="ce26"/>
          <table:table-cell table:number-columns-repeated="16374"/>
        </table:table-row>
        <table:table-row table:style-name="ro1">
          <table:table-cell/>
          <table:table-cell table:content-validation-name="val1" table:style-name="ce14"/>
          <table:table-cell table:style-name="ce3"/>
          <table:table-cell table:number-columns-spanned="7" table:number-rows-spanned="1" table:style-name="ce48"/>
          <table:covered-table-cell table:number-columns-repeated="6"/>
          <table:table-cell table:number-columns-repeated="16374"/>
        </table:table-row>
        <table:table-row table:style-name="ro6">
          <table:table-cell/>
          <table:table-cell table:content-validation-name="val1" table:style-name="ce27"/>
          <table:table-cell table:style-name="ce10"/>
          <table:table-cell table:number-columns-spanned="7" table:number-rows-spanned="1" table:style-name="ce49"/>
          <table:covered-table-cell table:number-columns-repeated="6"/>
          <table:table-cell table:number-columns-repeated="16374"/>
        </table:table-row>
        <table:table-row table:number-rows-repeated="3" table:style-name="ro1">
          <table:table-cell/>
          <table:table-cell table:style-name="ce22"/>
          <table:table-cell table:number-columns-repeated="16382" table:style-name="ce1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  <style:font-face style:name="-apple-system" svg:font-family="-apple-system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text>(총 </number:text>
      <number:number number:decimal-places="0" number:min-integer-digits="1" number:grouping="true">
        <number:embedded-text number:position="0"> 원)</number:embedded-text>
      </number:number>
    </number:number-style>
    <number:number-style style:name="N49">
      <number:number number:decimal-places="1" number:min-integer-digits="1"/>
    </number:number-style>
    <number:number-style style:name="N50">
      <number:number number:decimal-places="0" number:min-integer-digits="1" number:grouping="true">
        <number:embedded-text number:position="0"> 원</number:embedded-text>
      </number:number>
    </number:number-style>
    <number:number-style style:name="N51">
      <number:text>총 </number:text>
      <number:number number:decimal-places="0" number:min-integer-digits="1" number:grouping="true">
        <number:embedded-text number:position="0"> 원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dc:creator>덕유 김</dc:creator>
    <dc:date>2024-02-13T05:07:21Z</dc:date>
  </office:meta>
</office:document-meta>
</file>